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belon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,5</text:p>
          </table:table-cell>
          <table:table-cell table:formula="of:=[.B1]+[.C1]" office:value-type="float" office:value="22.5" calcext:value-type="float">
            <text:p>22,5</text:p>
          </table:table-cell>
          <table:table-cell table:formula="of:=[.D1]*20/35" office:value-type="float" office:value="12.8571428571429" calcext:value-type="float">
            <text:p>12,8571428571429</text:p>
          </table:table-cell>
        </table:table-row>
        <table:table-row table:style-name="ro1">
          <table:table-cell office:value-type="string" calcext:value-type="string">
            <text:p>Adelatchimy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]+[.C2]" office:value-type="float" office:value="20" calcext:value-type="float">
            <text:p>20</text:p>
          </table:table-cell>
          <table:table-cell table:formula="of:=[.D2]*20/35" office:value-type="float" office:value="11.4285714285714" calcext:value-type="float">
            <text:p>11,4285714285714</text:p>
          </table:table-cell>
        </table:table-row>
        <table:table-row table:style-name="ro1">
          <table:table-cell office:value-type="string" calcext:value-type="string">
            <text:p>Palminteri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B3]+[.C3]" office:value-type="float" office:value="23" calcext:value-type="float">
            <text:p>23</text:p>
          </table:table-cell>
          <table:table-cell table:formula="of:=[.D3]*20/35" office:value-type="float" office:value="13.1428571428571" calcext:value-type="float">
            <text:p>13,1428571428571</text:p>
          </table:table-cell>
        </table:table-row>
        <table:table-row table:style-name="ro1">
          <table:table-cell office:value-type="string" calcext:value-type="string">
            <text:p>Ronsain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table:formula="of:=[.B4]+[.C4]" office:value-type="float" office:value="15.5" calcext:value-type="float">
            <text:p>15,5</text:p>
          </table:table-cell>
          <table:table-cell table:formula="of:=[.D4]*20/35" office:value-type="float" office:value="8.85714285714286" calcext:value-type="float">
            <text:p>8,85714285714286</text:p>
          </table:table-cell>
        </table:table-row>
        <table:table-row table:style-name="ro1">
          <table:table-cell office:value-type="string" calcext:value-type="string">
            <text:p>Fromilhagu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5]+[.C5]" office:value-type="float" office:value="19" calcext:value-type="float">
            <text:p>19</text:p>
          </table:table-cell>
          <table:table-cell table:formula="of:=[.D5]*20/35" office:value-type="float" office:value="10.8571428571429" calcext:value-type="float">
            <text:p>10,8571428571429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6]+[.C6]" office:value-type="float" office:value="8" calcext:value-type="float">
            <text:p>8</text:p>
          </table:table-cell>
          <table:table-cell table:formula="of:=[.D6]*20/35" office:value-type="float" office:value="4.57142857142857" calcext:value-type="float">
            <text:p>4,57142857142857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7]+[.C7]" office:value-type="float" office:value="20" calcext:value-type="float">
            <text:p>20</text:p>
          </table:table-cell>
          <table:table-cell table:formula="of:=[.D7]*20/35" office:value-type="float" office:value="11.4285714285714" calcext:value-type="float">
            <text:p>11,4285714285714</text:p>
          </table:table-cell>
        </table:table-row>
        <table:table-row table:style-name="ro1">
          <table:table-cell office:value-type="string" calcext:value-type="string">
            <text:p>Paye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8]+[.C8]" office:value-type="float" office:value="9" calcext:value-type="float">
            <text:p>9</text:p>
          </table:table-cell>
          <table:table-cell table:formula="of:=[.D8]*20/35" office:value-type="float" office:value="5.14285714285714" calcext:value-type="float">
            <text:p>5,1428571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05:47.184983021</meta:creation-date>
    <dc:date>2021-09-29T17:17:06.765084125</dc:date>
    <meta:editing-duration>PT6H40M49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